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e78c" officeooo:paragraph-rsid="001be78c"/>
    </style:style>
    <style:style style:name="P2" style:family="paragraph" style:parent-style-name="Standard">
      <style:text-properties officeooo:rsid="001be78c" officeooo:paragraph-rsid="001be78c"/>
    </style:style>
    <style:style style:name="P3" style:family="paragraph" style:parent-style-name="Standard">
      <style:text-properties officeooo:rsid="001d7529" officeooo:paragraph-rsid="001d7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eal1: Javier</text:p>
      <text:p text:style-name="P1">Lineal2: Rojas</text:p>
      <text:p text:style-name="P1">Lineal3: 1DAW</text:p>
      <text:p text:style-name="P3">linea4: mañana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3T12:01:08.565000000</meta:creation-date>
    <dc:date>2025-09-30T12:39:24.106000000</dc:date>
    <meta:editing-duration>PT1M23S</meta:editing-duration>
    <meta:editing-cycles>2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4" meta:word-count="8" meta:character-count="56" meta:non-whitespace-character-count="52"/>
  </office:meta>
</office:document-meta>
</file>